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4" manifest:media-type="application/vnd.oasis.opendocument.formula"/>
  <manifest:file-entry manifest:full-path="Configurations2/" manifest:media-type="application/vnd.sun.xml.ui.configuration"/>
  <manifest:file-entry manifest:full-path="styles.xml" manifest:media-type="text/xml"/>
  <manifest:file-entry manifest:full-path="Object 2/settings.xml" manifest:media-type="text/xml"/>
  <manifest:file-entry manifest:full-path="Object 2/content.xml" manifest:media-type="text/xml"/>
  <manifest:file-entry manifest:full-path="Object 2/" manifest:version="1.4" manifest:media-type="application/vnd.oasis.opendocument.formula"/>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poretic Sans" svg:font-family="'Aporetic Sans'" style:font-adornments="Bold" style:font-family-generic="swiss" style:font-pitch="variable"/>
    <style:font-face style:name="FreeSans" svg:font-family="FreeSans" style:font-family-generic="swiss"/>
    <style:font-face style:name="FreeSans1" svg:font-family="FreeSans" style:font-family-generic="system" style:font-pitch="variable"/>
    <style:font-face style:name="Liberation Serif" svg:font-family="'Liberation Serif'" style:font-family-generic="roman" style:font-pitch="variable"/>
    <style:font-face style:name="OpenSymbol" svg:font-family="OpenSymbol" style:font-charset="x-symbol"/>
    <style:font-face style:name="Public Sans" svg:font-family="'Public Sans'" style:font-family-generic="swiss" style:font-pitch="variable"/>
    <style:font-face style:name="Public Sans1" svg:font-family="'Public Sans'" style:font-adornments="Regular" style:font-family-generic="swiss" style:font-pitch="variable"/>
    <style:font-face style:name="Puib" svg:font-family="Puib" style:font-adornments="Regular"/>
    <style:font-face style:name="Unifont" svg:font-family="Unifont"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5.863cm" style:rel-column-width="21845*"/>
    </style:style>
    <style:style style:name="Table1.1" style:family="table-row">
      <style:table-row-properties style:min-row-height="0.397cm"/>
    </style:style>
    <style:style style:name="Table1.A1" style:family="table-cell">
      <style:table-cell-properties fo:padding="0.049cm" fo:border-left="0.05pt solid #000000" fo:border-right="none" fo:border-top="0.05pt solid #000000" fo:border-bottom="0.05pt solid #000000" style:writing-mode="page"/>
    </style:style>
    <style:style style:name="Table1.C1" style:family="table-cell">
      <style:table-cell-properties fo:padding="0.049cm" fo:border="0.05pt solid #000000" style:writing-mode="page"/>
    </style:style>
    <style:style style:name="Table2" style:family="table">
      <style:table-properties style:width="17.59cm" table:align="margins"/>
    </style:style>
    <style:style style:name="Table2.A" style:family="table-column">
      <style:table-column-properties style:column-width="5.863cm" style:rel-column-width="21845*"/>
    </style:style>
    <style:style style:name="Table2.1" style:family="table-row">
      <style:table-row-properties style:min-row-height="0.397cm"/>
    </style:style>
    <style:style style:name="Table2.A1" style:family="table-cell">
      <style:table-cell-properties fo:padding="0.049cm" fo:border-left="0.05pt solid #000000" fo:border-right="none" fo:border-top="0.05pt solid #000000" fo:border-bottom="0.05pt solid #000000" style:writing-mode="page"/>
    </style:style>
    <style:style style:name="Table2.C1" style:family="table-cell">
      <style:table-cell-properties fo:padding="0.049cm" fo:border="0.05pt solid #000000" style:writing-mode="page"/>
    </style:style>
    <style:style style:name="Table3" style:family="table">
      <style:table-properties style:width="17.489cm" table:align="left"/>
    </style:style>
    <style:style style:name="Table3.A" style:family="table-column">
      <style:table-column-properties style:column-width="5.863cm"/>
    </style:style>
    <style:style style:name="Table3.C" style:family="table-column">
      <style:table-column-properties style:column-width="5.763cm"/>
    </style:style>
    <style:style style:name="Table3.A1" style:family="table-cell">
      <style:table-cell-properties fo:padding="0.049cm" fo:border-left="0.05pt solid #000000" fo:border-right="none" fo:border-top="0.05pt solid #000000" fo:border-bottom="0.05pt solid #000000" style:writing-mode="page"/>
    </style:style>
    <style:style style:name="Table3.C1" style:family="table-cell">
      <style:table-cell-properties fo:padding="0.049cm" fo:border="0.05pt solid #000000" style:writing-mode="page"/>
    </style:style>
    <style:style style:name="Constraintsandstuf" style:family="table">
      <style:table-properties style:width="17.59cm" table:align="margins"/>
    </style:style>
    <style:style style:name="Constraintsandstuf.A" style:family="table-column">
      <style:table-column-properties style:column-width="8.793cm" style:rel-column-width="32760*"/>
    </style:style>
    <style:style style:name="Constraintsandstuf.B" style:family="table-column">
      <style:table-column-properties style:column-width="8.797cm" style:rel-column-width="32775*"/>
    </style:style>
    <style:style style:name="Constraintsandstuf.A1" style:family="table-cell">
      <style:table-cell-properties fo:padding="0.049cm" fo:border-left="0.05pt solid #000000" fo:border-right="none" fo:border-top="0.05pt solid #000000" fo:border-bottom="0.05pt solid #000000" style:writing-mode="page"/>
    </style:style>
    <style:style style:name="Constraintsandstuf.B1" style:family="table-cell">
      <style:table-cell-properties fo:padding="0.049cm" fo:border="0.05pt solid #000000" style:writing-mode="page"/>
    </style:style>
    <style:style style:name="Constraintsandstuf.2" style:family="table-row">
      <style:table-row-properties style:min-row-height="5.144cm"/>
    </style:style>
    <style:style style:name="Constraintsandstuf.A2" style:family="table-cell">
      <style:table-cell-properties fo:padding="0.049cm" fo:border-left="0.05pt solid #000000" fo:border-right="none" fo:border-top="none" fo:border-bottom="0.05pt solid #000000" style:writing-mode="page"/>
    </style:style>
    <style:style style:name="Constraintsandstuf.B2" style:family="table-cell">
      <style:table-cell-properties fo:padding="0.049cm" fo:border-left="0.05pt solid #000000" fo:border-right="0.05pt solid #000000" fo:border-top="none" fo:border-bottom="0.05pt solid #000000" style:writing-mode="page"/>
    </style:style>
    <style:style style:name="P1" style:family="paragraph" style:parent-style-name="Heading_20_1">
      <style:text-properties officeooo:paragraph-rsid="0036dc4d"/>
    </style:style>
    <style:style style:name="P2" style:family="paragraph" style:parent-style-name="Standard" style:list-style-name="L1">
      <style:paragraph-properties fo:margin-left="0cm" fo:margin-right="0cm" fo:line-height="115%" fo:text-indent="0cm" style:auto-text-indent="false"/>
      <style:text-properties style:font-name="Public Sans" fo:font-size="12pt" fo:font-weight="normal" officeooo:rsid="00279ed8" officeooo:paragraph-rsid="0036dc4d" style:font-size-asian="12pt" style:font-weight-asian="normal" style:font-size-complex="12pt" style:font-weight-complex="normal"/>
    </style:style>
    <style:style style:name="P3" style:family="paragraph" style:parent-style-name="Standard" style:list-style-name="L1">
      <style:paragraph-properties fo:margin-left="0cm" fo:margin-right="0cm" fo:text-indent="0cm" style:auto-text-indent="false"/>
      <style:text-properties style:font-name="Public Sans" fo:font-size="12pt" fo:font-weight="normal" officeooo:rsid="0031351f" officeooo:paragraph-rsid="0031351f" style:font-size-asian="12pt" style:font-weight-asian="normal" style:font-size-complex="12pt" style:font-weight-complex="normal"/>
    </style:style>
    <style:style style:name="P4" style:family="paragraph" style:parent-style-name="Heading_20_2">
      <style:text-properties officeooo:paragraph-rsid="003c0611"/>
    </style:style>
    <style:style style:name="P5" style:family="paragraph" style:parent-style-name="Text_20_body">
      <style:text-properties fo:font-weight="normal" officeooo:paragraph-rsid="0057d6c9"/>
    </style:style>
    <style:style style:name="P6" style:family="paragraph" style:parent-style-name="Text_20_body">
      <style:paragraph-properties fo:text-align="center" style:justify-single-word="false"/>
      <style:text-properties fo:font-weight="normal" officeooo:rsid="003d6eec" officeooo:paragraph-rsid="003d6eec" style:font-weight-asian="normal" style:font-weight-complex="normal"/>
    </style:style>
    <style:style style:name="P7" style:family="paragraph" style:parent-style-name="Text_20_body">
      <style:text-properties fo:font-weight="normal" officeooo:rsid="003d6eec" officeooo:paragraph-rsid="003d6eec" style:font-weight-asian="normal" style:font-weight-complex="normal"/>
    </style:style>
    <style:style style:name="P8" style:family="paragraph" style:parent-style-name="Text_20_body">
      <style:text-properties fo:font-weight="normal" officeooo:rsid="003dfc4d" officeooo:paragraph-rsid="003dfc4d" style:font-weight-asian="normal" style:font-weight-complex="normal"/>
    </style:style>
    <style:style style:name="P9" style:family="paragraph" style:parent-style-name="Text_20_body">
      <style:text-properties officeooo:paragraph-rsid="00562823"/>
    </style:style>
    <style:style style:name="P10" style:family="paragraph" style:parent-style-name="Text_20_body">
      <style:text-properties fo:font-weight="normal" officeooo:rsid="004a5713" officeooo:paragraph-rsid="00562823" style:font-weight-asian="normal" style:font-weight-complex="normal"/>
    </style:style>
    <style:style style:name="P11" style:family="paragraph" style:parent-style-name="Text_20_body">
      <style:text-properties fo:font-weight="normal" officeooo:rsid="004e45c4" officeooo:paragraph-rsid="004e45c4" style:font-weight-asian="normal" style:font-weight-complex="normal"/>
    </style:style>
    <style:style style:name="P12" style:family="paragraph" style:parent-style-name="Text_20_body">
      <style:text-properties fo:font-weight="normal" officeooo:rsid="004ed699" officeooo:paragraph-rsid="00562823" style:font-weight-asian="normal" style:font-weight-complex="normal"/>
    </style:style>
    <style:style style:name="P13" style:family="paragraph" style:parent-style-name="Standard" style:list-style-name="L1">
      <style:paragraph-properties fo:margin-left="0cm" fo:margin-right="0cm" fo:text-indent="0cm" style:auto-text-indent="false"/>
      <style:text-properties style:font-name="Public Sans" fo:font-size="12pt" fo:font-weight="normal" officeooo:rsid="0034b3a7" officeooo:paragraph-rsid="003594bb" style:font-size-asian="12pt" style:font-weight-asian="normal" style:font-size-complex="12pt" style:font-weight-complex="normal"/>
    </style:style>
    <style:style style:name="P14" style:family="paragraph" style:parent-style-name="Standard">
      <style:paragraph-properties fo:margin-left="0cm" fo:margin-right="0cm" fo:text-indent="0cm" style:auto-text-indent="false"/>
      <style:text-properties style:font-name="Public Sans" fo:font-size="12pt" fo:font-weight="normal" officeooo:rsid="0034b3a7" officeooo:paragraph-rsid="0034b3a7" style:font-size-asian="12pt" style:font-weight-asian="normal" style:font-size-complex="12pt" style:font-weight-complex="normal"/>
    </style:style>
    <style:style style:name="P15" style:family="paragraph" style:parent-style-name="Standard">
      <style:paragraph-properties fo:margin-left="0cm" fo:margin-right="0cm" fo:text-indent="0cm" style:auto-text-indent="false"/>
      <style:text-properties style:font-name="Public Sans" fo:font-size="12pt" fo:font-weight="normal" officeooo:rsid="003594bb" officeooo:paragraph-rsid="003594bb" style:font-size-asian="12pt" style:font-weight-asian="normal" style:font-size-complex="12pt" style:font-weight-complex="normal"/>
    </style:style>
    <style:style style:name="P16" style:family="paragraph" style:parent-style-name="Standard">
      <style:paragraph-properties fo:margin-left="0cm" fo:margin-right="0cm" fo:text-indent="0cm" style:auto-text-indent="false"/>
      <style:text-properties style:font-name="Public Sans" fo:font-size="12pt" fo:font-weight="normal" officeooo:rsid="00229687" officeooo:paragraph-rsid="00229687" style:font-size-asian="12pt" style:font-weight-asian="normal" style:font-size-complex="12pt" style:font-weight-complex="normal"/>
    </style:style>
    <style:style style:name="P17" style:family="paragraph" style:parent-style-name="Standard">
      <style:paragraph-properties fo:margin-left="0cm" fo:margin-right="0cm" fo:text-indent="0cm" style:auto-text-indent="false"/>
      <style:text-properties style:font-name="Public Sans" fo:font-size="12pt" fo:font-weight="normal" officeooo:rsid="002d3152" officeooo:paragraph-rsid="002d3152" style:font-size-asian="12pt" style:font-weight-asian="normal" style:font-size-complex="12pt" style:font-weight-complex="normal"/>
    </style:style>
    <style:style style:name="P18" style:family="paragraph" style:parent-style-name="Table_20_Contents">
      <style:text-properties style:font-name="Public Sans" fo:font-size="12pt" officeooo:rsid="0034b3a7" officeooo:paragraph-rsid="0034b3a7" style:font-size-asian="12pt" style:font-size-complex="12pt"/>
    </style:style>
    <style:style style:name="P19" style:family="paragraph" style:parent-style-name="Table_20_Contents">
      <style:text-properties style:font-name="Public Sans" fo:font-size="12pt" officeooo:rsid="0036dc4d" officeooo:paragraph-rsid="0036dc4d" style:font-size-asian="12pt" style:font-size-complex="12pt"/>
    </style:style>
    <style:style style:name="P20" style:family="paragraph" style:parent-style-name="Table_20_Contents">
      <style:text-properties style:font-name="Public Sans" fo:font-size="12pt" officeooo:rsid="003594bb" officeooo:paragraph-rsid="003594bb" style:font-size-asian="12pt" style:font-size-complex="12pt"/>
    </style:style>
    <style:style style:name="P21" style:family="paragraph" style:parent-style-name="Table_20_Contents">
      <style:text-properties style:font-name="Public Sans" fo:font-size="12pt" officeooo:rsid="00525c8a" officeooo:paragraph-rsid="00525c8a" style:font-size-asian="12pt" style:font-size-complex="12pt"/>
    </style:style>
    <style:style style:name="P22" style:family="paragraph" style:parent-style-name="Table_20_Contents">
      <style:text-properties style:font-name="Public Sans" fo:font-size="12pt" officeooo:rsid="0036e6ab" officeooo:paragraph-rsid="0036e6ab" style:font-size-asian="12pt" style:font-size-complex="12pt"/>
    </style:style>
    <style:style style:name="P23" style:family="paragraph" style:parent-style-name="Table_20_Contents">
      <style:text-properties style:font-name="Public Sans" fo:font-size="12pt" officeooo:rsid="003c0611" officeooo:paragraph-rsid="003c0611" style:font-size-asian="12pt" style:font-size-complex="12pt"/>
    </style:style>
    <style:style style:name="P24" style:family="paragraph" style:parent-style-name="Standard">
      <style:paragraph-properties fo:margin-left="0cm" fo:margin-right="0cm" fo:text-indent="0cm" style:auto-text-indent="false"/>
      <style:text-properties style:font-name="Public Sans" fo:font-size="12pt" fo:font-weight="normal" officeooo:rsid="0034b3a7" officeooo:paragraph-rsid="003594bb" style:font-size-asian="12pt" style:font-weight-asian="normal" style:font-size-complex="12pt" style:font-weight-complex="normal"/>
    </style:style>
    <style:style style:name="P25" style:family="paragraph" style:parent-style-name="Standard">
      <style:paragraph-properties fo:margin-left="0cm" fo:margin-right="0cm" fo:text-indent="0cm" style:auto-text-indent="false"/>
      <style:text-properties style:font-name="Public Sans" fo:font-size="12pt" fo:font-style="normal" fo:font-weight="normal" officeooo:rsid="0055870a" officeooo:paragraph-rsid="0055870a" style:font-size-asian="12pt" style:font-style-asian="normal" style:font-weight-asian="normal" style:font-size-complex="12pt" style:font-style-complex="normal" style:font-weight-complex="normal"/>
    </style:style>
    <style:style style:name="P26" style:family="paragraph" style:parent-style-name="Standard">
      <style:paragraph-properties fo:margin-left="0cm" fo:margin-right="0cm" fo:text-indent="0cm" style:auto-text-indent="false"/>
      <style:text-properties style:font-name="Public Sans" fo:font-size="12pt" fo:font-style="normal" fo:font-weight="normal" officeooo:rsid="00214df0" officeooo:paragraph-rsid="00214df0" style:font-size-asian="12pt" style:font-style-asian="normal" style:font-weight-asian="normal" style:font-size-complex="12pt" style:font-style-complex="normal" style:font-weight-complex="normal"/>
    </style:style>
    <style:style style:name="P27" style:family="paragraph" style:parent-style-name="Table_20_Contents">
      <style:text-properties officeooo:paragraph-rsid="005901e9"/>
    </style:style>
    <style:style style:name="P28" style:family="paragraph" style:parent-style-name="Table_20_Contents">
      <style:text-properties fo:font-size="12pt" officeooo:paragraph-rsid="005901e9" style:font-size-asian="12pt" style:font-size-complex="12pt"/>
    </style:style>
    <style:style style:name="P29" style:family="paragraph" style:parent-style-name="Standard">
      <style:paragraph-properties fo:margin-left="0cm" fo:margin-right="0cm" fo:text-indent="0cm" style:auto-text-indent="false"/>
      <style:text-properties style:font-name="Public Sans" fo:font-size="12pt" fo:font-weight="bold" officeooo:paragraph-rsid="001c8317" style:font-size-asian="12pt" style:font-weight-asian="bold" style:font-size-complex="12pt" style:font-weight-complex="bold"/>
    </style:style>
    <style:style style:name="P30" style:family="paragraph" style:parent-style-name="Text_20_body" style:list-style-name="L2">
      <style:text-properties officeooo:rsid="004b0b34" officeooo:paragraph-rsid="004b0b34"/>
    </style:style>
    <style:style style:name="P31" style:family="paragraph" style:parent-style-name="Text_20_body" style:list-style-name="L2">
      <style:text-properties officeooo:rsid="005457ec" officeooo:paragraph-rsid="005457ec"/>
    </style:style>
    <style:style style:name="P32" style:family="paragraph" style:parent-style-name="Text_20_body" style:list-style-name="L2">
      <style:text-properties officeooo:rsid="004b0b34" officeooo:paragraph-rsid="005457ec"/>
    </style:style>
    <style:style style:name="P33" style:family="paragraph" style:parent-style-name="Text_20_body" style:list-style-name="L2">
      <style:text-properties officeooo:rsid="004e45c4" officeooo:paragraph-rsid="004ed699"/>
    </style:style>
    <style:style style:name="P34" style:family="paragraph" style:parent-style-name="Text_20_body" style:list-style-name="L2">
      <style:text-properties officeooo:rsid="004ed699" officeooo:paragraph-rsid="0054d9cc"/>
    </style:style>
    <style:style style:name="P35" style:family="paragraph" style:parent-style-name="Text_20_body" style:list-style-name="L2">
      <style:text-properties officeooo:rsid="004ed699" officeooo:paragraph-rsid="004ed699"/>
    </style:style>
    <style:style style:name="P36" style:family="paragraph" style:parent-style-name="Text_20_body" style:list-style-name="L2">
      <style:text-properties officeooo:rsid="00525c8a" officeooo:paragraph-rsid="00525c8a"/>
    </style:style>
    <style:style style:name="P37" style:family="paragraph" style:parent-style-name="Text_20_body" style:list-style-name="L2">
      <style:text-properties officeooo:rsid="0054d9cc" officeooo:paragraph-rsid="0054d9cc"/>
    </style:style>
    <style:style style:name="P38" style:family="paragraph" style:parent-style-name="Standard" style:list-style-name="L1">
      <style:paragraph-properties fo:margin-left="0cm" fo:margin-right="0cm" fo:text-indent="0cm" style:auto-text-indent="false"/>
      <style:text-properties style:font-name="Public Sans" fo:font-size="12pt" fo:font-weight="normal" officeooo:rsid="0023a400" officeooo:paragraph-rsid="0023a400" style:font-size-asian="12pt" style:font-weight-asian="normal" style:font-size-complex="12pt" style:font-weight-complex="normal"/>
    </style:style>
    <style:style style:name="P39" style:family="paragraph" style:parent-style-name="Standard">
      <style:paragraph-properties fo:margin-left="0cm" fo:margin-right="0cm" fo:text-indent="0cm" style:auto-text-indent="false"/>
      <style:text-properties fo:font-weight="normal" style:font-weight-asian="normal" style:font-weight-complex="normal"/>
    </style:style>
    <style:style style:name="P40" style:family="paragraph" style:parent-style-name="Standard">
      <style:paragraph-properties fo:margin-left="0cm" fo:margin-right="0cm" fo:text-indent="0cm" style:auto-text-indent="false"/>
    </style:style>
    <style:style style:name="T1" style:family="text">
      <style:text-properties officeooo:rsid="002bf220"/>
    </style:style>
    <style:style style:name="T2" style:family="text">
      <style:text-properties officeooo:rsid="002c9dd8"/>
    </style:style>
    <style:style style:name="T3" style:family="text">
      <style:text-properties officeooo:rsid="00509f6c"/>
    </style:style>
    <style:style style:name="T4" style:family="text">
      <style:text-properties officeooo:rsid="002cf230"/>
    </style:style>
    <style:style style:name="T5" style:family="text">
      <style:text-properties officeooo:rsid="00562823"/>
    </style:style>
    <style:style style:name="T6" style:family="text">
      <style:text-properties officeooo:rsid="00323861"/>
    </style:style>
    <style:style style:name="T7" style:family="text">
      <style:text-properties style:font-name="Public Sans" fo:font-size="12pt" officeooo:rsid="003c0611" style:font-size-asian="12pt" style:font-weight-asian="normal" style:font-size-complex="12pt" style:font-weight-complex="normal"/>
    </style:style>
    <style:style style:name="T8" style:family="text">
      <style:text-properties style:font-name="Public Sans" fo:font-size="12pt" officeooo:rsid="003c89b8" style:font-size-asian="12pt" style:font-weight-asian="normal" style:font-size-complex="12pt" style:font-weight-complex="normal"/>
    </style:style>
    <style:style style:name="T9" style:family="text">
      <style:text-properties style:font-name="Public Sans" fo:font-size="12pt" officeooo:rsid="00562823" style:font-size-asian="12pt" style:font-weight-asian="normal" style:font-size-complex="12pt" style:font-weight-complex="normal"/>
    </style:style>
    <style:style style:name="T10" style:family="text">
      <style:text-properties style:font-weight-asian="normal" style:font-weight-complex="normal"/>
    </style:style>
    <style:style style:name="T11" style:family="text">
      <style:text-properties officeooo:rsid="003c89b8" style:font-weight-asian="normal" style:font-weight-complex="normal"/>
    </style:style>
    <style:style style:name="T12" style:family="text">
      <style:text-properties officeooo:rsid="004b0b34" style:font-weight-asian="normal" style:font-weight-complex="normal"/>
    </style:style>
    <style:style style:name="T13" style:family="text">
      <style:text-properties officeooo:rsid="00562823" style:font-weight-asian="normal" style:font-weight-complex="normal"/>
    </style:style>
    <style:style style:name="T14" style:family="text">
      <style:text-properties officeooo:rsid="003d6eec" style:font-weight-asian="normal" style:font-weight-complex="normal"/>
    </style:style>
    <style:style style:name="T15" style:family="text">
      <style:text-properties officeooo:rsid="00442a43"/>
    </style:style>
    <style:style style:name="T16" style:family="text">
      <style:text-properties officeooo:rsid="0045d6f7"/>
    </style:style>
    <style:style style:name="T17" style:family="text">
      <style:text-properties officeooo:rsid="0047ae24"/>
    </style:style>
    <style:style style:name="T18" style:family="text">
      <style:text-properties officeooo:rsid="003dfc4d"/>
    </style:style>
    <style:style style:name="T19" style:family="text">
      <style:text-properties officeooo:rsid="003f8c3b"/>
    </style:style>
    <style:style style:name="T20" style:family="text">
      <style:text-properties officeooo:rsid="00427d19"/>
    </style:style>
    <style:style style:name="T21" style:family="text">
      <style:text-properties fo:font-weight="normal" officeooo:rsid="003f8c3b" style:font-weight-asian="normal" style:font-weight-complex="normal"/>
    </style:style>
    <style:style style:name="T22" style:family="text">
      <style:text-properties fo:font-weight="normal" officeooo:rsid="0047ae24" style:font-weight-asian="normal" style:font-weight-complex="normal"/>
    </style:style>
    <style:style style:name="T23" style:family="text">
      <style:text-properties fo:font-weight="normal" officeooo:rsid="0048fbe5" style:font-weight-asian="normal" style:font-weight-complex="normal"/>
    </style:style>
    <style:style style:name="T24" style:family="text">
      <style:text-properties fo:font-weight="normal" officeooo:rsid="004a5713" style:font-weight-asian="normal" style:font-weight-complex="normal"/>
    </style:style>
    <style:style style:name="T25" style:family="text">
      <style:text-properties officeooo:rsid="00501808"/>
    </style:style>
    <style:style style:name="T26" style:family="text">
      <style:text-properties officeooo:rsid="0054d9cc"/>
    </style:style>
    <style:style style:name="T27" style:family="text">
      <style:text-properties officeooo:rsid="0057d6c9"/>
    </style:style>
    <style:style style:name="T28" style:family="text">
      <style:text-properties officeooo:rsid="003594bb"/>
    </style:style>
    <style:style style:name="T29" style:family="text">
      <style:text-properties officeooo:rsid="003c0611"/>
    </style:style>
    <style:style style:name="T30" style:family="text">
      <style:text-properties officeooo:rsid="003bf02f"/>
    </style:style>
    <style:style style:name="T31" style:family="text">
      <style:text-properties officeooo:rsid="0036e6ab"/>
    </style:style>
    <style:style style:name="T32" style:family="text">
      <style:text-properties officeooo:rsid="0036dc4d"/>
    </style:style>
    <style:style style:name="T33" style:family="text">
      <style:text-properties fo:font-size="12pt" style:font-size-asian="12pt" style:font-size-complex="12pt"/>
    </style:style>
    <style:style style:name="T34" style:family="text">
      <style:text-properties style:font-name="Public Sans" fo:font-size="12pt" fo:font-style="normal" fo:font-weight="normal" style:font-size-asian="12pt" style:font-style-asian="normal" style:font-weight-asian="normal" style:font-size-complex="12pt" style:font-style-complex="normal" style:font-weight-complex="normal"/>
    </style:style>
    <style:style style:name="T35" style:family="text">
      <style:text-properties fo:font-weight="normal" officeooo:rsid="00501808" style:font-weight-asian="normal" style:font-weight-complex="normal"/>
    </style:style>
    <style:style style:name="T36" style:family="text">
      <style:text-properties fo:font-style="italic"/>
    </style:style>
    <style:style style:name="T37" style:family="text">
      <style:text-properties fo:font-weight="normal" style:font-weight-asian="normal" style:font-weight-complex="normal"/>
    </style:style>
    <style:style style:name="T38" style:family="text">
      <style:text-properties fo:font-style="italic" fo:font-weight="normal" style:font-weight-asian="normal" style:font-weight-complex="normal"/>
    </style:style>
    <style:style style:name="fr1" style:family="graphic" style:parent-style-name="Formula">
      <style:graphic-properties style:wrap="parallel" style:number-wrapped-paragraphs="no-limit" style:wrap-contour="false" style:vertical-pos="from-top" style:horizontal-pos="from-left" style:horizontal-rel="paragraph-content" fo:padding="0.049cm" fo:border="none" draw:wrap-influence-on-position="once-concurrent" loext:allow-overlap="true" draw:ole-draw-aspect="1"/>
    </style:style>
    <style:style style:name="fr2" style:family="graphic" style:parent-style-name="Formula">
      <style:graphic-properties style:vertical-pos="from-top" style:horizontal-pos="from-left" style:horizontal-rel="paragraph-content" draw:ole-draw-aspect="1"/>
    </style:style>
    <text:list-style style:name="L1">
      <text:list-level-style-number text:level="1" loext:num-list-format=" %1% " style:num-prefix=" " style:num-suffix=" "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U7851189 ENGN1211 DisCo (dancing) Design Report</text:p>
      <text:h text:style-name="P1" text:outline-level="1">Executive Summary</text:h>
      <text:list xml:id="list3284213085" text:style-name="L1">
        <text:list-header>
          <text:p text:style-name="P2">The indigenous population of cape york have since recently been delegated back their land through legislation. This land however has some infrastructure deficiencies that need to be met <text:span text:style-name="T1">that currently arent </text:span><text:span text:style-name="T2">for the shared goal of </text:span>the local population liv<text:span text:style-name="T2">ing</text:span> <text:span text:style-name="T2">and thriving on country</text:span>. This report provides a <text:span text:style-name="T3">just the </text:span>basis understanding of the key stakeholders <text:span text:style-name="T4">such as CfAT </text:span>involved, as well as a general overview of the factors that need to be considered when operating this project, <text:span text:style-name="T1">factors</text:span> like scale/magnitude and unique constraints <text:span text:style-name="T1">special to cape york</text:span>. The project specifically is energy storage, <text:span text:style-name="T1">energy storage which encapsulates the needs of at least all the indigenous community of cape york. </text:span><text:span text:style-name="T2">This includes </text:span><text:span text:style-name="T1">surge demand at certain peak hours. Energy creation </text:span><text:span text:style-name="T3">is not at all a focus of this investigat</text:span><text:span text:style-name="T5">io</text:span><text:span text:style-name="T3">n, but does have a direct connection to energy storage</text:span><text:span text:style-name="T1">, </text:span><text:span text:style-name="T3">for example the </text:span><text:span text:style-name="T2">type of energy created would have to be transferable/coincide with the energy storage system</text:span><text:span text:style-name="T1">. </text:span><text:span text:style-name="T2">As with any large scale project, there are many pitfalls and considerables, the scope of this project is quite vast, and perhaps multiple solutions need to be implemented. Rough calculations of scope have been formulated, </text:span><text:span text:style-name="T3">but </text:span><text:span text:style-name="T2">they should not be used in any project plan, </text:span><text:span text:style-name="T4">or any sort of technical context</text:span><text:span text:style-name="T2">, other than to grasp scale and magnitude. </text:span><text:span text:style-name="T4">There is a strong focus on affordability and energy transportation. </text:span></text:p>
        </text:list-header>
      </text:list>
      <text:h text:style-name="P1" text:outline-level="1">Project Scope</text:h>
      <text:h text:style-name="Heading_20_2" text:outline-level="2">Project Statement</text:h>
      <text:list xml:id="list213524203721225" text:continue-numbering="true" text:style-name="L1">
        <text:list-item>
          <text:list>
            <text:list-header>
              <text:p text:style-name="P3">The goal of this project is to <text:span text:style-name="T6">allow for </text:span>energy storage access to outstation remote indigenous communities in cape york <text:span text:style-name="T6">that do not have </text:span>access to <text:span text:style-name="T6">reliable </text:span>energy storage, <text:span text:style-name="T6">that innovates on their currently insufficient infrastructure that suffers from high demand and the big wet conditions of being a north coastal region, so that the local rural population can thrive on country.</text:span></text:p>
            </text:list-header>
          </text:list>
        </text:list-item>
      </text:list>
      <text:h text:style-name="P4" text:outline-level="2">Project Context </text:h>
      <text:p text:style-name="P5"><text:span text:style-name="T7">Cape york is a large peninsula loca</text:span><text:span text:style-name="T8">t</text:span><text:span text:style-name="T7">ed off the coast of queensland. </text:span><text:span text:style-name="T8">According to the 2021 Census, the population is made up of 7803 people, there are 4203 private dwellings and the size of cape york is around 137000 square kilometres</text:span><text:span text:style-name="T9">(Geoscience Australia, 2014)</text:span><text:span text:style-name="T8">. Equate this out and there are roughly </text:span><text:span text:style-name="T10">0.057 </text:span><text:span text:style-name="T11">people per square kilometer. To put this into perspective, the population population density of australia in general is 3.5, and in the highest population density places in australi</text:span><text:span text:style-name="T12">a</text:span><text:span text:style-name="T11">, like Melbourne CBD, <text:s/>population density reaches 42000 people per square kilometer(Australian Bureau of Statistics, 2025). Cape </text:span><text:soft-page-break/><text:span text:style-name="T11">york also depending on each location sits at around an mm6 – mm7 on the mod</text:span><text:span text:style-name="T13">i</text:span><text:span text:style-name="T11">fied monash model</text:span><text:span text:style-name="T10">(Australian Government Department of Health, n.d.)</text:span><text:span text:style-name="T11">, meaning that it is at the highest levels of rurality. With such a high population sparsity, all solutions of battery storage would need high amounts of energy transportation, or more locations of sparsely located battery storage. Just doing very bad and </text:span><text:span text:style-name="T14">assuming all dwellings are roughly uniformly distributed, using the nearest neighbour formula:</text:span></text:p>
      <text:p text:style-name="P6"><draw:frame draw:style-name="fr1" draw:name="Object1" text:anchor-type="as-char" svg:y="-0.67cm" svg:width="1.577cm" svg:height="1.139cm" draw:z-index="0"><draw:object xlink:href="./Object 1" xlink:type="simple" xlink:show="embed" xlink:actuate="onLoad"/><draw:image xlink:href="./ObjectReplacements/Object 1" xlink:type="simple" xlink:show="embed" xlink:actuate="onLoad"/></draw:frame>, where <draw:frame draw:style-name="fr2" draw:name="Object2" text:anchor-type="as-char" svg:y="-0.621cm" svg:width="5.452cm" svg:height="1.064cm" draw:z-index="1"><draw:object xlink:href="./Object 2" xlink:type="simple" xlink:show="embed" xlink:actuate="onLoad"/><draw:image xlink:href="./ObjectReplacements/Object 2" xlink:type="simple" xlink:show="embed" xlink:actuate="onLoad"/></draw:frame></text:p>
      <text:p text:style-name="P7">we can estimate the average distance between each home to be around 2.85 kilometers. ~2.85 kilometers household to household. Using this model, we further estimate that for there to be energy flowing from household to household, there would need to be ~12000 kilometres of straight distance covered. <text:span text:style-name="T15">For perspective, the national grid </text:span><text:span text:style-name="T16">of australia, which is 80% of australias electricity consumption, </text:span><text:span text:style-name="T17">from the two farthest points of the grid</text:span><text:span text:style-name="T16"> spans 5000 meters from Queensland to SA(South Australia).</text:span><text:span text:style-name="T15"> The 12000 kilometre figure is very big hyperbole, but it puts into perspective the challenge </text:span><text:span text:style-name="T16">of trying to reach the majority of households.</text:span></text:p>
      <text:p text:style-name="P7">In addition to that we have <text:span text:style-name="T18">the economic stress of this entire project onto cape york. The national average median weekly income per household for all of australia is $1746 (Australian Bureau of Statistics, 2021), in contrast to that we have cape york, which sits very comfortably below that average, being $1063, and furthermore, narrowing this down to the indigenous population, this drops down to $909 per week(Australian Bureau of Statistics, 2021), which is also below the median aboriginal income in australia for indigenous households, that being $1507(Australian Bureau of Statistics, 2021). What this means is that whatever long term solution that is going to be implemented has to be affordable to even be accessible to most of the population, reaching normal affordibility, like comparable to the rest of australia would be a minimum. This does not mean that this project has to be inexpensive, in fact its likely the opposite, the upfront cost of building this project will be handled by the project funding. What this means to say is that the long term solution needs to be affordable, </text:span><text:span text:style-name="T16">since the poorer indigenous will have to take the brunt of the cost.</text:span></text:p>
      <text:p text:style-name="P8">Another problem <text:span text:style-name="T19">is the lack of education in the area. This directly conflicts with the prior issue, of needing affordability + long term stability. There is a very low amount of university undegrad level education. The current population around cape york has 8.9% bachelor education rate, whereas the national average in australia is 26.3%(Australian Bureau of Statistics, 2021). This conflicts with the relative sparsity of the area, </text:span><text:span text:style-name="T20">in addition to the fact that higher long term maintenance needs to be cheap, there are less reliable workers who can maintain the energy storage system in cape york. Its just a consideration, that having local workers/maintainers of the energy storage system may prove to be a difficulty. </text:span></text:p>
      <text:p text:style-name="P9"><text:soft-page-break/><text:span text:style-name="T21">There is </text:span><text:span text:style-name="T22">also</text:span><text:span text:style-name="T21"> a project olkola, </text:span><text:span text:style-name="T22">a project for a multipurpose cultural centre building, </text:span><text:span text:style-name="T23">this project involved one building. The 2023 CfAT annual report includes a brisk description, it can be described as three parts, design construction and funding. A design team started at monash and later extended to melbourne uni with a team of 20 volunteers were the main proponents of this project, and was how it eventually received funding from the Queensland Government for the prototyping stage. The build was led by indigenous company ‘Walker Homes and Constructions’, and used ‘rammed earth’ technique to leverage the local dirt into walls. Critically, this olkala project includes an incident where in the long wet starting wet december, the construction site had to be closed down</text:span>(Centre for Appropriate Technology Limited, 2023)<text:span text:style-name="T23">. This showcases how cape york cape yorks extreme weather conditions, and the difficulty of construction in cape york. </text:span><text:span text:style-name="T24">There are no specific numbers for funding. The main difficulty came from the physical blockade, and the building being inaccessible for vehicles, and not the site being wet itself (althought it did probably play a role)(Centre for Appropriate Technology Limited, 2023). </text:span></text:p>
      <text:p text:style-name="P10">Another important project, the alice springs future grid project by CfAT exists. The funding numbers are on the 2023 report for this, and the funding for the energy grid was around 12.5 million, this includes energy storage, where batteries are installed(Centre for Appropriate Technology Limited, 2023). It’s hard to get an estimate for how to scale this to the cape york project, since cape york is bigger but has a smaller population, but think in roughly this magnitude of cost.</text:p>
      <text:p text:style-name="P11">In terms of good news, there exists many microgrids already, operated by ‘Ergon Energy’ (Ergon Energy Network, n.d.), if a solution of energy storage were to be split up into many smaller, more sparsely located smaller storage facilities, rather than a monolithic energy source, or even if a monolithic energy source was implemented, there exists at least some infrastructure to support such an implementation.</text:p>
      <text:p text:style-name="P12">Thankfully, ergon energy releases numbers for their other projects. They have a grid set up in thursday island, in the torres strait, whilst much smaller than cape york, it boasts around 1000 private dwellings according to the 2021 census data<text:span text:style-name="T19">(Australian Bureau of Statistics, 2021)</text:span>. The peak power demand sits at around 4.2MW (Mega-Watt), and 3.1 GWh (Giga-Watt Hour) per year, which averages roughly around 8500 Kwh (Kilo-Watt Hour) per day. <text:span text:style-name="T25">This is roughly in the magnitude of ~10^2GWh of energy, </text:span><text:span text:style-name="T26">per day</text:span><text:span text:style-name="T25">. This is about how much the entire system would need in thursday island, so roughly speaking, just transfer this over to cape york, and cape york is somewhere around the magnitude of ~10^2GWh of energy needed.</text:span></text:p>
      <text:h text:style-name="Heading_20_2" text:outline-level="2">Stakeholder Analysis</text:h>
      <text:list xml:id="list213523128767377" text:continue-numbering="true" text:style-name="L1">
        <text:list-item>
          <text:list>
            <text:list-header>
              <text:p text:style-name="P13">In this project, there are a multitude of independent/connected stakeholders. It’s a large expensive project encapsulating a large region, with its own independent population. Just naming a few with brevity in mind, the government, CfAT in particular receives a non negligible amount of funding directly from the government and or government <text:soft-page-break/>schemes<text:span text:style-name="T27">(</text:span>Centre for Appropriate Technology Limited, 2023), and this project is for a region in this governments juristriction, they are incentivized to help out. <text:span text:style-name="T28">In this way, since government taxes are subsidising CfAT, <text:s/>theoretically all of australia is a stakeholder. Also, depending on the solution we choose, there is a financial incentive to become the company that directly implements the solution, so many energy storage solution companies have a stake in trying to have their company involved in some way, their interests align with the funding and money of the project.</text:span></text:p>
            </text:list-header>
          </text:list>
        </text:list-item>
      </text:list>
      <text:p text:style-name="P14"/>
      <text:p text:style-name="P15">But narrowing down the research into 3 independent stakeholders: CfAT; The Cape York Indigenous and us (The Design Team)</text:p>
      <text:p text:style-name="P16"/>
      <text:p text:style-name="P17">CfAT</text:p>
      <table:table table:name="Table1" table:style-name="Table1">
        <table:table-column table:style-name="Table1.A" table:number-columns-repeated="3"/>
        <table:table-row table:style-name="Table1.1">
          <table:table-cell table:style-name="Table1.A1" office:value-type="string">
            <text:p text:style-name="P18">Goals <text:span text:style-name="T28">&amp;</text:span> Intentions</text:p>
            <text:p text:style-name="P19">A non for profit group, <text:span text:style-name="T29">their core purpose is to help and support the Indigenous [reference]. </text:span>Charged with the main creation, <text:span text:style-name="T29">their goal/intentions with this project are heavily in the interests of the cape york indigenous, </text:span></text:p>
          </table:table-cell>
          <table:table-cell table:style-name="Table1.A1" office:value-type="string">
            <text:p text:style-name="P20">Needs &amp; Expectations</text:p>
            <text:p text:style-name="P21">They need all sides to participate and to be enthusiastic about their work. Their funding comes from things like the government supporting their work.</text:p>
          </table:table-cell>
          <table:table-cell table:style-name="Table1.C1" office:value-type="string">
            <text:p text:style-name="P18">Possible conflicts of interest</text:p>
            <text:p text:style-name="P22">Financial incentives exist at smaller scales. CfAT is a non for profit, but if ever the project can’t receive funding, then they will have to cut back.</text:p>
          </table:table-cell>
        </table:table-row>
      </table:table>
      <text:p text:style-name="P14"/>
      <text:p text:style-name="P15">The Cape York Indigenous</text:p>
      <table:table table:name="Table2" table:style-name="Table2">
        <table:table-column table:style-name="Table2.A" table:number-columns-repeated="3"/>
        <table:table-row table:style-name="Table2.1">
          <table:table-cell table:style-name="Table2.A1" office:value-type="string">
            <text:p text:style-name="P18">Goals <text:span text:style-name="T28">&amp;</text:span> Intentions</text:p>
            <text:p text:style-name="P19">Main benificiary for the project, they are the client <text:span text:style-name="T29">of this operation, they are however not funding the project.</text:span></text:p>
          </table:table-cell>
          <table:table-cell table:style-name="Table2.A1" office:value-type="string">
            <text:p text:style-name="P20">Needs &amp; Expectations</text:p>
            <text:p text:style-name="P22">On the whole, <text:span text:style-name="T30">just implementing cleanly and not infringing on their culture or their land is the main goal. They’re looking to exist as the way they are with additional living ammenities.</text:span></text:p>
          </table:table-cell>
          <table:table-cell table:style-name="Table2.C1" office:value-type="string">
            <text:p text:style-name="P18">Possible conflicts of interest</text:p>
            <text:p text:style-name="P19">Cape york Is a big place, with lots of independent individuals, interests vary wildly from person to person. There could be people who have the incentive against this project. </text:p>
            <text:p text:style-name="P19"/>
            <text:p text:style-name="P23">They are not funding the project, meaning that their actual agency boils down to CfATs ability to work towards them.</text:p>
          </table:table-cell>
        </table:table-row>
      </table:table>
      <text:p text:style-name="P15"/>
      <text:p text:style-name="P15">The Design Team</text:p>
      <table:table table:name="Table3" table:style-name="Table3">
        <table:table-column table:style-name="Table3.A" table:number-columns-repeated="2"/>
        <table:table-column table:style-name="Table3.C"/>
        <table:table-row>
          <table:table-cell table:style-name="Table3.A1" office:value-type="string">
            <text:p text:style-name="P18">Goals <text:span text:style-name="T28">&amp;</text:span> Intentions</text:p>
            <text:p text:style-name="P21">We intend to create a design that best benefits and suits the current project at hand.</text:p>
          </table:table-cell>
          <table:table-cell table:style-name="Table3.A1" office:value-type="string">
            <text:p text:style-name="P20">Needs &amp; Expectations</text:p>
            <text:p text:style-name="P21">We expect regular communication and follow up, and any amount of miscommunication will greatly change the quality of our output.</text:p>
          </table:table-cell>
          <table:table-cell table:style-name="Table3.C1" office:value-type="string">
            <text:p text:style-name="P18">Possible conflicts of interest</text:p>
            <text:p text:style-name="P19">Financial incentives creates murky waters for if <text:span text:style-name="T31">funding dries up. Our interests align with the money. </text:span></text:p>
          </table:table-cell>
        </table:table-row>
      </table:table>
      <text:p text:style-name="P24"><text:soft-page-break/></text:p>
      <text:p text:style-name="P14">Overarching summary <text:span text:style-name="T32">(how different stakeholders interact)</text:span>:</text:p>
      <text:p text:style-name="P25">CfAT is the main architect of this project, and they oversee and divert resources, us as the design team are a specialised team brought in to help realise the project. The entire project exists solely for the local cape york population to have access to electrical storage, and for the embetterment of their society.</text:p>
      <text:p text:style-name="P26"/>
      <text:h text:style-name="Heading_20_2" text:outline-level="2">Constraints and External Factors</text:h>
      <table:table table:name="Constraintsandstuf" table:style-name="Constraintsandstuf">
        <table:table-column table:style-name="Constraintsandstuf.A"/>
        <table:table-column table:style-name="Constraintsandstuf.B"/>
        <table:table-row>
          <table:table-cell table:style-name="Constraintsandstuf.A1" office:value-type="string">
            <text:p text:style-name="Table_20_Contents">Constraints</text:p>
          </table:table-cell>
          <table:table-cell table:style-name="Constraintsandstuf.B1" office:value-type="string">
            <text:p text:style-name="Table_20_Contents">External Factors</text:p>
          </table:table-cell>
        </table:table-row>
        <table:table-row table:style-name="Constraintsandstuf.2">
          <table:table-cell table:style-name="Constraintsandstuf.A2" office:value-type="string">
            <text:p text:style-name="Table_20_Contents">- Government mandate for licensed workers to work on electrical equipment (Queensland Government, 2013).</text:p>
            <text:p text:style-name="P27">- Manda<text:span text:style-name="T33">te against unlawful environmental harm (Queensland Gover</text:span></text:p>
            <text:p text:style-name="P28">nment, 1994).</text:p>
            <text:p text:style-name="Table_20_Contents">- Complete electrical safety (Queensland Government, 2013).</text:p>
            <text:p text:style-name="Table_20_Contents">AS/NZS 4509.2:2010 Stand-alone power systems (Standards Australia, 2010)</text:p>
          </table:table-cell>
          <table:table-cell table:style-name="Constraintsandstuf.B2" office:value-type="string">
            <text:p text:style-name="Table_20_Contents">- Terrible weather (Centre for Appropriate Technology Limited, 2023).</text:p>
            <text:p text:style-name="Table_20_Contents">- The weather makes many places physically inaccessible (Ergon Energy Network, 2024).</text:p>
            <text:p text:style-name="Table_20_Contents">Remote location (Geoscience Australia, 2014).</text:p>
            <text:p text:style-name="Table_20_Contents">- Low median income (Australian Bureau of Statistics, 2021).</text:p>
            <text:p text:style-name="Table_20_Contents">- Low amount of educated workers (Australian Bureau of Statistics, 2021).</text:p>
          </table:table-cell>
        </table:table-row>
      </table:table>
      <text:p text:style-name="P29"/>
      <text:h text:style-name="Heading_20_1" text:outline-level="1">Requirements Identification</text:h>
      <text:list text:style-name="L2">
        <text:list-item>
          <text:p text:style-name="P30">Needs to be transportable across very large distances</text:p>
          <text:list>
            <text:list-item>
              <text:p text:style-name="P31">Cape york is a massive place, and thats the big problem.</text:p>
            </text:list-item>
          </text:list>
        </text:list-item>
        <text:list-item>
          <text:p text:style-name="P30">Needs to be able to handle large amounts of water</text:p>
          <text:list>
            <text:list-item>
              <text:p text:style-name="P31">Olkola example prior, big wet in queensland is a problem.</text:p>
            </text:list-item>
          </text:list>
        </text:list-item>
        <text:list-item>
          <text:p text:style-name="P32">construction process needs to consider the 6 month big wet</text:p>
          <text:list>
            <text:list-item>
              <text:p text:style-name="P31"><text:span text:style-name="T34">I</text:span><text:span text:style-name="T34">n the 2010’s japan had a huge earthquake, this was during the construction of the tokyo tower. Construction needs to be on this level, of considering what occurs and planning for that, even if unlikely.</text:span></text:p>
            </text:list-item>
          </text:list>
        </text:list-item>
        <text:list-item>
          <text:p text:style-name="P30">Needs to be affordable long term</text:p>
          <text:list>
            <text:list-item>
              <text:p text:style-name="P31">The citizens have less money to afford basic ammenities, so those ammenities need to be cheaper. <text:span text:style-name="T26">Can be summed up to cheap operational cost.</text:span></text:p>
            </text:list-item>
          </text:list>
        </text:list-item>
        <text:list-item>
          <text:p text:style-name="P33">Needs to be able to support all energy capacity needs</text:p>
          <text:list>
            <text:list-item>
              <text:p text:style-name="P31">Refridgeration + peak surge hours.</text:p>
            </text:list-item>
          </text:list>
        </text:list-item>
        <text:list-item>
          <text:p text:style-name="P34">Needs to support a <text:span text:style-name="T35">~10^2GWh</text:span> amount of energy storage minimum</text:p>
        </text:list-item>
        <text:list-item>
          <text:p text:style-name="P35">Needs to support <text:span text:style-name="T26">~1MW</text:span> amount of energy transportation</text:p>
        </text:list-item>
        <text:list-item>
          <text:p text:style-name="P36"><text:soft-page-break/>Needs licensed workers.</text:p>
          <text:list>
            <text:list-item>
              <text:p text:style-name="P37">Government mandate. Also an issue that needs to be handled.</text:p>
            </text:list-item>
          </text:list>
        </text:list-item>
      </text:list>
      <text:h text:style-name="Heading_20_1" text:outline-level="1">References</text:h>
      <text:list text:continue-list="list213523128767377" text:style-name="L1">
        <text:list-header>
          <text:p text:style-name="P38">Australian Bureau of Statistics 2021, <text:span text:style-name="T36">2021 Australia, Census All persons QuickStats</text:span>, ABS, viewed 24 March 2026.</text:p>
        </text:list-header>
      </text:list>
      <text:p text:style-name="P39">Australian Bureau of Statistics 2021, <text:span text:style-name="T36">2021 Cape York, Census All persons QuickStats</text:span>, ABS, viewed 24 March 2026.</text:p>
      <text:p text:style-name="P39">Australian Bureau of Statistics 2021, <text:span text:style-name="T36">2021 Thursday Island, Census All persons QuickStats</text:span>, ABS, viewed 24 March 2026.</text:p>
      <text:p text:style-name="P40"><text:span text:style-name="T37">Australian Bureau of Statistics 2025, </text:span><text:span text:style-name="T38">Regional population, 2023-24 financial year</text:span><text:span text:style-name="T37">, ABS, viewed 21 March 2026, </text:span><text:a xlink:type="simple" xlink:href="https://www.google.com/url?sa=E&amp;q=https%3A%2F%2Fwww.abs.gov.au%2Fstatistics%2Fpeople%2Fpopulation%2Fregional-population%2Flatest-release" office:target-frame-name="_blank" xlink:show="new" text:style-name="Internet_20_link" text:visited-style-name="Visited_20_Internet_20_Link"><text:span text:style-name="T37">https://www.abs.gov.au/statistics/people/population/regional-population/latest-release</text:span></text:a><text:span text:style-name="T37">.</text:span></text:p>
      <text:p text:style-name="P40"><text:span text:style-name="T37">Australian Government Department of Health n.d., </text:span><text:span text:style-name="T38">Modified Monash Model Rural/Regional Locations</text:span><text:span text:style-name="T37">, viewed 24 March 2026, </text:span><text:a xlink:type="simple" xlink:href="https://www.google.com/url?sa=E&amp;q=https%3A%2F%2Fsigmund-media-prod.s3.amazonaws.com%2Fstatic%2Fpdf%2Fmodified-monash-model-rural-regional-locations.pdf" office:target-frame-name="_blank" xlink:show="new" text:style-name="Internet_20_link" text:visited-style-name="Visited_20_Internet_20_Link"><text:span text:style-name="T37">https://sigmund-media-prod.s3.amazonaws.com/static/pdf/modified-monash-model-rural-regional-locations.pdf</text:span></text:a><text:span text:style-name="T37">.</text:span></text:p>
      <text:p text:style-name="P39">Bruggeman, K 2026, <text:span text:style-name="T36">ENGN1211 - Discovering Engineering: Lecture 4A ASEP: conceptual design</text:span>, lecture slides, School of Engineering, Australian National University, Canberra.</text:p>
      <text:p text:style-name="P39">Centre for Appropriate Technology Limited 2023, <text:span text:style-name="T36">Annual Report 2022-2023</text:span>, CfAT Ltd, Alice Springs.</text:p>
      <text:p text:style-name="P39">Ergon Energy Network 2024, <text:span text:style-name="T36">Distribution Annual Planning Report 2024</text:span>, version 1.0, Ergon Energy Corporation Limited, Townsville.</text:p>
      <text:p text:style-name="P39">Ergon Energy Network n.d., <text:span text:style-name="T36">Isolated &amp; remote power stations</text:span>, Ergon Energy, viewed 24 March 2026.</text:p>
      <text:p text:style-name="P40"><text:span text:style-name="T37">Geoscience Australia 2014, </text:span><text:span text:style-name="T38">Continental Extremities</text:span><text:span text:style-name="T37">, Geoscience Australia, viewed 24 March 2026, </text:span><text:a xlink:type="simple" xlink:href="https://www.google.com/url?sa=E&amp;q=https%3A%2F%2Fwww.ga.gov.au%2Fscientific-topics%2Fnational-location-information%2Fdimensions%2Fcontinental-extremities" office:target-frame-name="_blank" xlink:show="new" text:style-name="Internet_20_link" text:visited-style-name="Visited_20_Internet_20_Link"><text:span text:style-name="T37">https://www.ga.gov.au/scientific-topics/national-location-information/dimensions/continental-extremities</text:span></text:a><text:span text:style-name="T37">.</text:span></text:p>
      <text:p text:style-name="P39">International Electrotechnical Commission 2022, <text:span text:style-name="T36">IEC 62619:2022 Secondary cells and batteries containing alkaline or other non-acid electrolytes — Safety requirements for secondary lithium cells and batteries, for use in industrial applications</text:span>, edition 2.0, IEC, Geneva.</text:p>
      <text:p text:style-name="P39">Queensland Government 2013, <text:span text:style-name="T36">Electrical Safety Regulation 2013</text:span>, current from 1 May 2025, Queensland Legislation, viewed 18 March 2026.</text:p>
      <text:p text:style-name="P39">School of Engineering 2026, <text:span text:style-name="T36">ENGN1211 Discovering Engineering S1 2026 Design Report: Project Scoping and Requirements Analysis</text:span>, Australian National University, Canberra.</text:p>
      <text:p text:style-name="P39">School of Engineering 2026, <text:span text:style-name="T36">ENGN1211 Discovering Engineering S1 2026 Rover Project Overview</text:span>, Australian National University, Canberra.</text:p>
      <text:p text:style-name="P39">School of Engineering 2026, <text:span text:style-name="T36">Engineering Student Resource Guide</text:span>, version 2026.S1.1.0, Australian National University, Canberra</text:p>
      <text:h text:style-name="Heading_20_1" text:outline-level="1"><text:soft-page-break/>Appendix (if applicable)</text:h>
      <text:h text:style-name="Heading_20_1" text:outline-level="1">Random Shi<text:span text:style-name="T6">t</text:span></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poretic Sans" svg:font-family="'Aporetic Sans'" style:font-adornments="Bold" style:font-family-generic="swiss" style:font-pitch="variable"/>
    <style:font-face style:name="FreeSans" svg:font-family="FreeSans" style:font-family-generic="swiss"/>
    <style:font-face style:name="FreeSans1" svg:font-family="FreeSans" style:font-family-generic="system" style:font-pitch="variable"/>
    <style:font-face style:name="Liberation Serif" svg:font-family="'Liberation Serif'" style:font-family-generic="roman" style:font-pitch="variable"/>
    <style:font-face style:name="OpenSymbol" svg:font-family="OpenSymbol" style:font-charset="x-symbol"/>
    <style:font-face style:name="Public Sans" svg:font-family="'Public Sans'" style:font-family-generic="swiss" style:font-pitch="variable"/>
    <style:font-face style:name="Public Sans1" svg:font-family="'Public Sans'" style:font-adornments="Regular" style:font-family-generic="swiss" style:font-pitch="variable"/>
    <style:font-face style:name="Puib" svg:font-family="Puib" style:font-adornments="Regular"/>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Unifon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Unifon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uib" fo:font-family="Puib" style:font-style-name="Regular"/>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Public Sans1" fo:font-family="'Public Sans'" style:font-style-name="Regular"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Public Sans1" fo:font-family="'Public Sans'" style:font-style-name="Regular" style:font-family-generic="swiss" style:font-pitch="variabl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text-properties style:font-name="Public Sans1" fo:font-family="'Public Sans'" style:font-style-name="Regular" style:font-family-generic="swiss"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600"/>
    </style:style>
    <style:style style:name="Title" style:family="paragraph" style:parent-style-name="Heading" style:next-style-name="Text_20_body" style:class="chapter">
      <style:paragraph-properties fo:text-align="center" style:justify-single-word="false"/>
      <style:text-properties style:font-name="Aporetic Sans" fo:font-family="'Aporetic Sans'" style:font-style-name="Bold" style:font-family-generic="swiss" style:font-pitch="variable" fo:font-size="28pt" fo:font-weight="bold" style:font-size-asian="28pt" style:font-weight-asian="bold" style:font-size-complex="28pt" style:font-weight-complex="600"/>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 %1% " style:num-prefix=" " style:num-suffix=" " style:num-format="1" text:start-value="0">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3-16T17:21:31.830345979</meta:creation-date>
    <meta:generator>LibreOffice/25.2.6.2$Linux_X86_64 LibreOffice_project/520$Build-2</meta:generator>
    <dc:date>2026-03-24T21:35:23.032882964</dc:date>
    <meta:editing-duration>P1DT16H44M50S</meta:editing-duration>
    <meta:editing-cycles>17</meta:editing-cycles>
    <meta:document-statistic meta:table-count="4" meta:image-count="0" meta:object-count="2" meta:page-count="7" meta:paragraph-count="89" meta:word-count="2373" meta:character-count="15507" meta:non-whitespace-character-count="13215"/>
  </office:meta>
</office:document-meta>
</file>

<file path=Object 1/content.xml><?xml version="1.0" encoding="utf-8"?>
<math xmlns="http://www.w3.org/1998/Math/MathML" display="block">
  <semantics>
    <mrow>
      <mi>d</mi>
      <mo stretchy="false">=</mo>
      <mfrac>
        <mn>1</mn>
        <mrow>
          <mn>2</mn>
          <msqrt>
            <mi>p</mi>
          </msqrt>
        </mrow>
      </mfrac>
    </mrow>
    <annotation encoding="StarMath 5.0">d={1} over {2 sqrt p} </annotation>
  </semantics>
</math>
</file>

<file path=Object 2/content.xml><?xml version="1.0" encoding="utf-8"?>
<math xmlns="http://www.w3.org/1998/Math/MathML" display="block">
  <semantics>
    <mrow>
      <mi>p</mi>
      <mo stretchy="false">=</mo>
      <mi mathvariant="italic">density</mi>
      <mo stretchy="false">=</mo>
      <mfrac>
        <mi mathvariant="italic">dwellings</mi>
        <msup>
          <mi mathvariant="italic">km</mi>
          <mn>2</mn>
        </msup>
      </mfrac>
      <mo stretchy="false">=</mo>
      <mfrac>
        <mn>4203</mn>
        <mn>13700</mn>
      </mfrac>
    </mrow>
    <annotation encoding="StarMath 5.0">p=density={dwellings}over{km^2}={4203}over{13700}</annotation>
  </semantics>
</math>
</file>